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A ESTRADA, CESAR WALT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3290890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IMBO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83735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A ESTRADA, CESAR WALT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329089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83735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3290890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290545</text:p>
          </table:table-cell>
          <table:table-cell table:style-name="Tabla2.D3" office:value-type="string">
            <text:p text:style-name="P23">10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41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